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2283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1.0362in"/>
    </style:style>
    <style:style style:name="co16" style:family="table-column">
      <style:table-column-properties fo:break-before="auto" style:column-width="0.9807in"/>
    </style:style>
    <style:style style:name="co17" style:family="table-column">
      <style:table-column-properties fo:break-before="auto" style:column-width="1.2445in"/>
    </style:style>
    <style:style style:name="co18" style:family="table-column">
      <style:table-column-properties fo:break-before="auto" style:column-width="1.2535in"/>
    </style:style>
    <style:style style:name="co19" style:family="table-column">
      <style:table-column-properties fo:break-before="auto" style:column-width="0.3374in"/>
    </style:style>
    <style:style style:name="co20" style:family="table-column">
      <style:table-column-properties fo:break-before="auto" style:column-width="0.3118in"/>
    </style:style>
    <style:style style:name="co21" style:family="table-column">
      <style:table-column-properties fo:break-before="auto" style:column-width="1.248in"/>
    </style:style>
    <style:style style:name="co22" style:family="table-column">
      <style:table-column-properties fo:break-before="auto" style:column-width="0.8807in"/>
    </style:style>
    <style:style style:name="co23" style:family="table-column">
      <style:table-column-properties fo:break-before="auto" style:column-width="0.8638in"/>
    </style:style>
    <style:style style:name="co24" style:family="table-column">
      <style:table-column-properties fo:break-before="auto" style:column-width="0.8134in"/>
    </style:style>
    <style:style style:name="co25" style:family="table-column">
      <style:table-column-properties fo:break-before="auto" style:column-width="1.0862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3591in"/>
    </style:style>
    <style:style style:name="co28" style:family="table-column">
      <style:table-column-properties fo:break-before="auto" style:column-width="0.2673in"/>
    </style:style>
    <style:style style:name="co29" style:family="table-column">
      <style:table-column-properties fo:break-before="auto" style:column-width="0.2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6" table:default-cell-style-name="ce2"/>
        <table:table-column table:style-name="co13" table:default-cell-style-name="ce2"/>
        <table:table-column table:style-name="co17" table:default-cell-style-name="ce4"/>
        <table:table-row table:style-name="ro1">
          <table:table-cell office:value-type="string" calcext:value-type="string">
            <text:p>Winner: Hummingbird</text:p>
          </table:table-cell>
          <table:table-cell table:number-columns-repeated="2"/>
          <table:table-cell office:value-type="string" calcext:value-type="string">
            <text:p>Detail: Hummingbird and Goldfinch break away from the pack both winning an improbable number of away games. Hummingbird prevails and wins the season losing 2 games to Goldfinch and 1 to Sparrow</text:p>
          </table:table-cell>
          <table:table-cell table:number-columns-repeated="10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18:00:52" calcext:value-type="date">
            <text:p>01/25/21 06:00 PM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6T13:23:32" calcext:value-type="date">
            <text:p>01/26/21 01:23 PM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6T16:44:04" calcext:value-type="date">
            <text:p>01/26/21 04:44 PM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16:33:57" calcext:value-type="date">
            <text:p>01/27/21 04:33 PM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22:00:41" calcext:value-type="date">
            <text:p>01/27/21 10:00 PM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2:26:15" calcext:value-type="date">
            <text:p>01/28/21 12:26 PM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7:29:22" calcext:value-type="date">
            <text:p>01/28/21 05:29 PM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3:16:23" calcext:value-type="date">
            <text:p>01/29/21 01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5:53:45" calcext:value-type="date">
            <text:p>01/29/21 03:5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17:58:38" calcext:value-type="date">
            <text:p>01/29/21 05:58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23:20:25" calcext:value-type="date">
            <text:p>01/29/21 11:20 PM</text:p>
          </table:table-cell>
        </table:table-row>
        <table:table-row table:style-name="ro1">
          <table:table-cell office:value-type="string" calcext:value-type="string">
            <text:p>Started: 1/25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6:03:31" calcext:value-type="date">
            <text:p>02/01/21 04:03 PM</text:p>
          </table:table-cell>
        </table:table-row>
        <table:table-row table:style-name="ro1">
          <table:table-cell office:value-type="string" calcext:value-type="string">
            <text:p>Finished: 2/17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8:05:14" calcext:value-type="date">
            <text:p>02/01/21 06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1T20:26:53" calcext:value-type="date">
            <text:p>02/01/21 08:2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1:33:14" calcext:value-type="date">
            <text:p>02/02/21 11:3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3:35:48" calcext:value-type="date">
            <text:p>02/02/21 01:35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5:37:07" calcext:value-type="date">
            <text:p>02/02/21 03:37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1:14:25" calcext:value-type="date">
            <text:p>02/03/21 11:14 A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3:51:30" calcext:value-type="date">
            <text:p>02/03/21 01:51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6:01:25" calcext:value-type="date">
            <text:p>02/03/21 04:0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8:02:46" calcext:value-type="date">
            <text:p>02/03/21 06:0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20:51:42" calcext:value-type="date">
            <text:p>02/03/21 08:5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0:54:17" calcext:value-type="date">
            <text:p>02/04/21 10:54 A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3:15:53" calcext:value-type="date">
            <text:p>02/04/21 01:15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5:18:37" calcext:value-type="date">
            <text:p>02/04/21 03:18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7:42:59" calcext:value-type="date">
            <text:p>02/04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5T11:59:33" calcext:value-type="date">
            <text:p>02/05/21 11:59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5T16:44:07" calcext:value-type="date">
            <text:p>02/05/21 04:4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5:03:02" calcext:value-type="date">
            <text:p>02/08/21 03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7:04:32" calcext:value-type="date">
            <text:p>02/08/21 05:0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9:05:50" calcext:value-type="date">
            <text:p>02/08/21 07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0:02:15" calcext:value-type="date">
            <text:p>02/09/21 10:02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2:03:12" calcext:value-type="date">
            <text:p>02/09/21 12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4:13:14" calcext:value-type="date">
            <text:p>02/09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6:20:13" calcext:value-type="date">
            <text:p>02/09/21 04:2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1:01:12" calcext:value-type="date">
            <text:p>02/10/21 11:0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3:02:00" calcext:value-type="date">
            <text:p>02/10/21 01:0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5:09:00" calcext:value-type="date">
            <text:p>02/10/21 03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7:09:09" calcext:value-type="date">
            <text:p>02/10/21 05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09:40:26" calcext:value-type="date">
            <text:p>02/11/21 09:40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0:11:50" calcext:value-type="date">
            <text:p>02/11/21 10:1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0:43:03" calcext:value-type="date">
            <text:p>02/11/21 10:4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3:21:03" calcext:value-type="date">
            <text:p>02/11/21 01:2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5:41:21" calcext:value-type="date">
            <text:p>02/11/21 03:4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7:42:28" calcext:value-type="date">
            <text:p>02/11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05:26" calcext:value-type="date">
            <text:p>02/12/21 09:0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44:30" calcext:value-type="date">
            <text:p>02/12/21 09:4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15:37" calcext:value-type="date">
            <text:p>02/12/21 10:1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46:45" calcext:value-type="date">
            <text:p>02/12/21 10:46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4:13:05" calcext:value-type="date">
            <text:p>02/12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6:14:23" calcext:value-type="date">
            <text:p>02/12/21 04:1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8:16:39" calcext:value-type="date">
            <text:p>02/12/21 06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3T01:31:30" calcext:value-type="date">
            <text:p>02/13/21 01:3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4T18:46:14" calcext:value-type="date">
            <text:p>02/14/21 06:4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7T14:40:32" calcext:value-type="date">
            <text:p>02/17/21 02:4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7T16:43:04" calcext:value-type="date">
            <text:p>02/17/21 04:43 PM</text:p>
          </table:table-cell>
        </table:table-row>
      </table:table>
      <table:table table:name="3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 Woodpecker wins seaso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: 2020-04-20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" table:style-name="ta1">
        <table:table-column table:style-name="co2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6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Winner: Oriole</text:p>
          </table:table-cell>
          <table:table-cell table:number-columns-repeated="2"/>
          <table:table-cell office:value-type="string" calcext:value-type="string">
            <text:p>Detail: Oriole wins season 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office:value-type="string" calcext:value-type="string">
            <text:p>Date: 2020-04-10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1" table:style-name="ta1">
        <table:table-column table:style-name="co1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13" table:number-columns-repeated="6" table:default-cell-style-name="Default"/>
        <table:table-row table:style-name="ro1">
          <table:table-cell office:value-type="string" calcext:value-type="string">
            <text:p>Winner: Goldfinch</text:p>
          </table:table-cell>
          <table:table-cell table:number-columns-repeated="2"/>
          <table:table-cell office:value-type="string" calcext:value-type="string">
            <text:p>Detail: Goldfinch wins the first scoreboard season on a goal diff tiebreak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: 2020-04-03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3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3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20:12:22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2-17T20:18:47.530000000</dc:date>
    <meta:editing-duration>P5DT15H3M38S</meta:editing-duration>
    <meta:editing-cycles>24</meta:editing-cycles>
    <meta:document-statistic meta:table-count="4" meta:cell-count="2751" meta:object-count="0"/>
  </office:meta>
</office:document-meta>
</file>